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tyle mathvariant="bold">
          <mrow>
            <mo stretchy="false">μ</mo>
          </mrow>
        </mstyle>
        <mo stretchy="false">=</mo>
        <mrow>
          <mo stretchy="false">−</mo>
          <mrow>
            <mfrac>
              <mrow>
                <mi>e</mi>
              </mrow>
              <mrow>
                <mn>2</mn>
                <msub>
                  <mi>m</mi>
                  <mtext>e</mtext>
                </msub>
              </mrow>
            </mfrac>
          </mrow>
        </mrow>
      </mrow>
      <mrow>
        <mover accent="true">
          <mstyle mathvariant="bold">
            <mrow>
              <mi>L</mi>
            </mrow>
          </mstyle>
          <mo stretchy="false">̂</mo>
        </mover>
        <mo stretchy="false">−</mo>
        <mfenced open="(" close=")">
          <mrow>
            <mfrac>
              <mrow>
                <msup>
                  <mi>e</mi>
                  <mn>2</mn>
                </msup>
              </mrow>
              <mrow>
                <mn>4</mn>
                <msub>
                  <mi>m</mi>
                  <mtext>e</mtext>
                </msub>
              </mrow>
            </mfrac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i>p</mi>
              </munderover>
              <msubsup>
                <mi>r</mi>
                <mi>i</mi>
                <mn>2</mn>
              </msubsup>
            </mrow>
            <msup>
              <mi>sin</mi>
              <mn>2</mn>
            </msup>
            <msub>
              <mo stretchy="false">ϑ</mo>
              <mi>i</mi>
            </msub>
          </mrow>
        </mfenced>
      </mrow>
      <mstyle mathvariant="bold">
        <mrow>
          <mi>B</mi>
        </mrow>
      </mstyle>
    </mrow>
    <annotation encoding="StarMath 5.0">bold %imu = 
- {{e} over {2 m _"e"}} hat bold L 
- left ( {e ^2} over {4 m _"e"} sum from {i=1} to p r _i ^2 sin ^2 %ivartheta _i right )  bold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0:03:14.083000000</meta:creation-date>
    <meta:generator>LibreOffice/4.1.4.2$Windows_x86 LibreOffice_project/0a0440ccc0227ad9829de5f46be37cfb6edcf72</meta:generator>
  </office:meta>
</office:document-meta>
</file>